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66cm" fo:min-width="3.487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04cm" fo:min-width="5.193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497cm" fo:min-width="5.667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7.415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7.415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56cm" fo:min-width="3.7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ffff" fo:font-family="'DejaVu Sans'" style:font-family-generic="swiss" style:font-pitch="variable" fo:font-size="12pt" style:font-size-asian="12pt" style:font-size-complex="12pt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style:style style:name="T2" style:family="text">
      <style:text-properties fo:color="#ffffff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ffffff" fo:font-family="'DejaVu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25cm" svg:y1="7.25cm" svg:x2="14.25cm" svg:y2="11.875cm">
          <text:p/>
        </draw:line>
        <draw:frame draw:style-name="gr2" draw:text-style-name="P3" draw:layer="layout" svg:width="5.167cm" svg:height="0.831cm" svg:x="2.402cm" svg:y="3.047cm">
          <draw:text-box>
            <text:p text:style-name="P2"><text:span text:style-name="T1">dn: dc=lab,dc=stri</text:span></text:p>
          </draw:text-box>
        </draw:frame>
        <draw:frame draw:style-name="gr3" draw:text-style-name="P3" draw:layer="layout" svg:width="9.083cm" svg:height="0.831cm" svg:x="2.342cm" svg:y="5.694cm">
          <draw:text-box>
            <text:p text:style-name="P2"><text:span text:style-name="T1">dn: ou=automount,dc=lab,dc=stri</text:span></text:p>
          </draw:text-box>
        </draw:frame>
        <draw:custom-shape draw:style-name="gr4" draw:text-style-name="P5" draw:layer="layout" svg:width="5.68cm" svg:height="1.147cm" svg:x="9.445cm" svg:y="3cm">
          <text:p text:style-name="P4"><text:span text:style-name="T2">organisation</text:span><text:span text:style-name="T3"> (o) </text:span></text:p>
          <text:p text:style-name="P4"><text:span text:style-name="T2">domain component</text:span><text:span text:style-name="T3"> (dc)</text:span></text:p>
          <draw:enhanced-geometry svg:viewBox="0 0 21600 21600" draw:text-areas="800 800 20800 20800" draw:type="round-rectangular-callout" draw:modifiers="-6969.33638443936 10837.6306620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571cm" svg:height="0.631cm" svg:x="3.5cm" svg:y="12cm">
          <text:p text:style-name="P4"><text:span text:style-name="T2">common name</text:span><text:span text:style-name="T3"> (cn)</text:span></text:p>
          <draw:enhanced-geometry svg:viewBox="0 0 21600 21600" draw:text-areas="800 800 20800 20800" draw:type="round-rectangular-callout" draw:modifiers="2820.47244094488 -26897.4683544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725cm" svg:height="0.763cm" svg:x="4.335cm" svg:y="4.385cm">
          <text:p text:style-name="P4"><text:span text:style-name="T2">organisationnal unit</text:span><text:span text:style-name="T3"> (ou)</text:span></text:p>
          <draw:enhanced-geometry svg:viewBox="0 0 21600 21600" draw:text-areas="800 800 20800 20800" draw:type="round-rectangular-callout" draw:modifiers="4243.80020957038 37093.1937172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4.057cm" svg:y1="3.883cm" svg:x2="4.057cm" svg:y2="5.678cm">
          <text:p/>
        </draw:line>
        <draw:line draw:style-name="gr1" draw:text-style-name="P1" draw:layer="layout" svg:x1="4.074cm" svg:y1="6.501cm" svg:x2="4.091cm" svg:y2="8.467cm">
          <text:p/>
        </draw:line>
        <draw:line draw:style-name="gr1" draw:text-style-name="P1" draw:layer="layout" svg:x1="4.125cm" svg:y1="7.25cm" svg:x2="14.25cm" svg:y2="7.25cm">
          <text:p/>
        </draw:line>
        <draw:frame draw:style-name="gr5" draw:text-style-name="P3" draw:layer="layout" svg:width="9.379cm" svg:height="0.831cm" svg:x="2.359cm" svg:y="8.503cm">
          <draw:text-box>
            <text:p text:style-name="P2"><text:span text:style-name="T1">dn: ou=auto.master,dc=lab,dc=stri</text:span></text:p>
          </draw:text-box>
        </draw:frame>
        <draw:line draw:style-name="gr1" draw:text-style-name="P1" draw:layer="layout" svg:x1="4.125cm" svg:y1="9.375cm" svg:x2="4.125cm" svg:y2="10.375cm">
          <text:p/>
        </draw:line>
        <draw:frame draw:style-name="gr6" draw:text-style-name="P3" draw:layer="layout" svg:width="10.433cm" svg:height="0.831cm" svg:x="11.125cm" svg:y="11.919cm">
          <draw:text-box>
            <text:p text:style-name="P2"><text:span text:style-name="T1">dn: cn=*,ou=auto.home,dc=lab,dc=stri</text:span></text:p>
          </draw:text-box>
        </draw:frame>
        <draw:frame draw:style-name="gr7" draw:text-style-name="P3" draw:layer="layout" svg:width="9.028cm" svg:height="0.831cm" svg:x="12.5cm" svg:y="8.5cm">
          <draw:text-box>
            <text:p text:style-name="P2"><text:span text:style-name="T1">dn: ou=auto.home,dc=lab,dc=stri</text:span></text:p>
          </draw:text-box>
        </draw:frame>
        <draw:frame draw:style-name="gr8" draw:text-style-name="P3" draw:layer="layout" svg:width="12.567cm" svg:height="0.831cm" svg:x="2.365cm" svg:y="10.4cm">
          <draw:text-box>
            <text:p text:style-name="P2"><text:span text:style-name="T1">dn : cn=/ahome,ou=auto.master,dc=stri,dc=lab</text:span></text:p>
          </draw:text-box>
        </draw:frame>
        <draw:custom-shape draw:style-name="gr4" draw:text-style-name="P5" draw:layer="layout" svg:width="5.725cm" svg:height="0.763cm" svg:x="15.125cm" svg:y="7.125cm">
          <text:p text:style-name="P4"><text:span text:style-name="T2">organisationnal unit</text:span><text:span text:style-name="T3"> (ou)</text:span></text:p>
          <draw:enhanced-geometry svg:viewBox="0 0 21600 21600" draw:text-areas="800 800 20800 20800" draw:type="round-rectangular-callout" draw:modifiers="4956.7586447782 39411.5183246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5-09T18:14:40</meta:creation-date>
    <dc:date>2011-04-28T00:39:31</dc:date>
    <meta:editing-duration>PT3H10M18S</meta:editing-duration>
    <meta:editing-cycles>7</meta:editing-cycles>
    <meta:generator>LibreOffice/3.3$Unix LibreOffice_project/330m19$Build-202</meta:generator>
    <meta:document-statistic meta:object-count="15"/>
  </office:meta>
</office:document-meta>
</file>